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3732FE174A8A1125A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9.147cm" draw:z-index="0"><draw:image xlink:href="Pictures/1000000100000310000003732FE174A8A1125A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8:24:28.333410001</meta:creation-date>
    <dc:date>2023-10-22T18:24:51.767306830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